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1eae" officeooo:paragraph-rsid="00081eae"/>
    </style:style>
    <style:style style:name="P2" style:family="paragraph" style:parent-style-name="Standard" style:list-style-name="L1">
      <style:text-properties officeooo:rsid="00083920" officeooo:paragraph-rsid="00083920"/>
    </style:style>
    <style:style style:name="P3" style:family="paragraph" style:parent-style-name="Standard">
      <style:text-properties officeooo:rsid="00083920" officeooo:paragraph-rsid="000c06cd"/>
    </style:style>
    <style:style style:name="P4" style:family="paragraph" style:parent-style-name="Standard">
      <style:text-properties officeooo:rsid="00083920" officeooo:paragraph-rsid="000ed25a"/>
    </style:style>
    <style:style style:name="P5" style:family="paragraph" style:parent-style-name="Standard" style:list-style-name="L1">
      <style:text-properties officeooo:rsid="0009ea0d" officeooo:paragraph-rsid="0009ea0d"/>
    </style:style>
    <style:style style:name="P6" style:family="paragraph" style:parent-style-name="Standard" style:list-style-name="L1">
      <style:text-properties officeooo:rsid="000b488c" officeooo:paragraph-rsid="000b488c"/>
    </style:style>
    <style:style style:name="P7" style:family="paragraph" style:parent-style-name="Standard" style:list-style-name="L1">
      <style:text-properties officeooo:rsid="000c06cd" officeooo:paragraph-rsid="000c06cd"/>
    </style:style>
    <style:style style:name="P8" style:family="paragraph" style:parent-style-name="Standard">
      <style:text-properties officeooo:rsid="000c06cd" officeooo:paragraph-rsid="000c06cd"/>
    </style:style>
    <style:style style:name="P9" style:family="paragraph" style:parent-style-name="Standard">
      <style:text-properties officeooo:rsid="000c5c41" officeooo:paragraph-rsid="000c5c41"/>
    </style:style>
    <style:style style:name="P10" style:family="paragraph" style:parent-style-name="Standard" style:list-style-name="L1">
      <style:text-properties officeooo:rsid="000c5c41" officeooo:paragraph-rsid="000c5c41"/>
    </style:style>
    <style:style style:name="P11" style:family="paragraph" style:parent-style-name="Standard" style:list-style-name="L1">
      <style:text-properties officeooo:rsid="000d3855" officeooo:paragraph-rsid="000d3855"/>
    </style:style>
    <style:style style:name="P12" style:family="paragraph" style:parent-style-name="Standard" style:list-style-name="L1">
      <style:text-properties officeooo:rsid="000d3855" officeooo:paragraph-rsid="000fc477"/>
    </style:style>
    <style:style style:name="P13" style:family="paragraph" style:parent-style-name="Standard" style:list-style-name="L2">
      <style:text-properties officeooo:rsid="000ed25a" officeooo:paragraph-rsid="000ed25a"/>
    </style:style>
    <style:style style:name="P14" style:family="paragraph" style:parent-style-name="Standard" style:list-style-name="L1">
      <style:text-properties officeooo:rsid="000ed25a" officeooo:paragraph-rsid="000ed25a"/>
    </style:style>
    <style:style style:name="P15" style:family="paragraph" style:parent-style-name="Standard" style:list-style-name="L1">
      <style:text-properties officeooo:rsid="000fc477" officeooo:paragraph-rsid="000fc477"/>
    </style:style>
    <style:style style:name="P16" style:family="paragraph" style:parent-style-name="Standard">
      <style:text-properties officeooo:rsid="000fc477" officeooo:paragraph-rsid="000fc477"/>
    </style:style>
    <style:style style:name="P17" style:family="paragraph" style:parent-style-name="Standard" style:list-style-name="L1">
      <style:text-properties officeooo:rsid="00100885" officeooo:paragraph-rsid="00100885"/>
    </style:style>
    <style:style style:name="P18" style:family="paragraph" style:parent-style-name="Standard" style:list-style-name="L1">
      <style:text-properties officeooo:rsid="00100d4c" officeooo:paragraph-rsid="00100d4c"/>
    </style:style>
    <style:style style:name="P19" style:family="paragraph" style:parent-style-name="Standard" style:list-style-name="L1">
      <style:text-properties officeooo:rsid="00113c10" officeooo:paragraph-rsid="00113c10"/>
    </style:style>
    <style:style style:name="T1" style:family="text">
      <style:text-properties officeooo:rsid="0009ea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e list of all params taken by TAUEST</text:p>
      <text:p text:style-name="P1"/>
      <text:p text:style-name="P1">No need to read a file; we'll be providing each array to be examined within IDL and the C wrapper code</text:p>
      <text:p text:style-name="P1"><text:tab/>This means I can junk any FORTRAN code that reads a text file and just outrightly pass the array</text:p>
      <text:p text:style-name="P1"/>
      <text:p text:style-name="P1"><text:tab/>All FORTRAN calculated results can be passed back to IDL</text:p>
      <text:p text:style-name="P1"/>
      <text:p text:style-name="P3">For Tauest2, </text:p>
      <text:p text:style-name="P3">variables to pass from IDL are:</text:p>
      <text:list xml:id="list4675849813429858978" text:style-name="L1">
        <text:list-item>
          <text:p text:style-name="P2">n, number of points <text:span text:style-name="T1">(less than nmax=30000)</text:span></text:p>
        </text:list-item>
        <text:list-item>
          <text:p text:style-name="P7">t, time series</text:p>
        </text:list-item>
        <text:list-item>
          <text:p text:style-name="P7">x, time series value</text:p>
        </text:list-item>
        <text:list-item>
          <text:p text:style-name="P6">Detrending:</text:p>
          <text:list>
            <text:list-item>
              <text:p text:style-name="P5">detrn: no detrending</text:p>
            </text:list-item>
            <text:list-item>
              <text:p text:style-name="P5">detrm: mean detrending</text:p>
            </text:list-item>
            <text:list-item>
              <text:p text:style-name="P5">detrl: linear unweighted detrending</text:p>
            </text:list-item>
            <text:list-item>
              <text:p text:style-name="P10">pass 'n','m',or 'l'</text:p>
            </text:list-item>
          </text:list>
        </text:list-item>
        <text:list-item>
          <text:p text:style-name="P11">files 2–6 could have the orbit number appended so that no files get overwritten</text:p>
          <text:list>
            <text:list-item>
              <text:p text:style-name="P15">Pass orb# and interval# as param for this purpose!</text:p>
            </text:list-item>
            <text:list-item>
              <text:p text:style-name="P17">NOTE: YOU NEED TO CONVERT PASSED DBDATA TO DOUBLES</text:p>
            </text:list-item>
            <text:list-item>
              <text:p text:style-name="P18">ALSO: YOU PASS ORBIT AND INTERVAL AS STRINGS</text:p>
            </text:list-item>
            <text:list-item>
              <text:p text:style-name="P19">ALSO: YOU NEED TO PROPERLY DECLARE THE SIZES OF EACH VARIABLE IN TAUEST2_C2F.C</text:p>
              <text:list>
                <text:list-item>
                  <text:p text:style-name="P19">ONCE THIS IS ACCOMPLISHED, YOU SHOULD BE ABLE TO SIMPLY MODIFY TAUEST{3,4} TO READ IN THE ORBIT AND INTERVAL NUMBER</text:p>
                </text:list-item>
              </text:list>
            </text:list-item>
          </text:list>
        </text:list-item>
      </text:list>
      <text:p text:style-name="P8">Remove all interactive READ statements</text:p>
      <text:p text:style-name="P8"/>
      <text:p text:style-name="P9">For Tauest3,</text:p>
      <text:p text:style-name="P4">variables to pass from IDL are:</text:p>
      <text:list xml:id="list7247804164203771964" text:style-name="L2">
        <text:list-item>
          <text:p text:style-name="P13">nsimx, number of simulations</text:p>
        </text:list-item>
        <text:list-item>
          <text:p text:style-name="P13">iseed7, seed for random generator ('1 &lt; [INT] &lt; <text:s/>2147483646')</text:p>
        </text:list-item>
      </text:list>
      <text:list xml:id="list204131201722901" text:continue-list="list4675849813429858978" text:style-name="L1">
        <text:list-item>
          <text:p text:style-name="P14">cbias, bias correction</text:p>
          <text:list>
            <text:list-item>
              <text:p text:style-name="P14">a: 'Automatic (Kendall 1954 Biometrika 41:403-404) <text:s text:c="6"/>[a]'</text:p>
            </text:list-item>
            <text:list-item>
              <text:p text:style-name="P14">h: 'Per hand'</text:p>
            </text:list-item>
          </text:list>
        </text:list-item>
        <text:list-item>
          <text:p text:style-name="P14">rhopre: 'Prescribe rho_pre (between 0 and 1)'</text:p>
        </text:list-item>
        <text:list-item>
          <text:p text:style-name="P15">c <text:s/>rhonon <text:s text:c="6"/>: <text:s text:c="6"/>= amin**delta2, in the case of equidistance,</text:p>
        </text:list-item>
        <text:list-item>
          <text:p text:style-name="P15">c <text:s text:c="22"/>rhonon = autocorrelation coefficient</text:p>
        </text:list-item>
        <text:list-item>
          <text:p text:style-name="P15">c <text:s/>rhopre <text:s text:c="6"/>: <text:s text:c="6"/>prescribed 'autocorrelation' (bias correction)</text:p>
        </text:list-item>
        <text:list-item>
          <text:p text:style-name="P12">files 2–7 could have the orbit number appended so that no files get overwritten</text:p>
          <text:list>
            <text:list-item>
              <text:p text:style-name="P15">Pass orb# and interval# as param for this purpose!</text:p>
              <text:list>
                <text:list-item>
                  <text:p text:style-name="P15">The other option would be to use the IDL command SPAWN to rename the files as we go along in the loop; that's probably the easiest thing to do.</text:p>
                </text:list-item>
              </text:list>
            </text:list-item>
          </text:list>
        </text:list-item>
      </text:list>
      <text:p text:style-name="P16"/>
      <text:p text:style-name="P16">For Tauest4,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 Hatch</meta:initial-creator>
    <meta:creation-date>2015-06-05T17:45:22.575335683</meta:creation-date>
    <dc:date>2015-06-06T20:41:29.712379128</dc:date>
    <dc:creator>Spencer Hatch</dc:creator>
    <meta:editing-duration>P1DT2H54M34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36" meta:word-count="318" meta:character-count="1757" meta:non-whitespace-character-count="1445"/>
  </office:meta>
</office:document-meta>
</file>